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Light 101" svg:font-family="'LM Mono Light 10'" style:font-pitch="fixed"/>
    <style:font-face style:name="LM Mono Light 10" svg:font-family="'LM Mono Light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3" style:family="graphic" style:parent-style-name="objectwithoutfill">
      <style:graphic-properties draw:stroke="dash" draw:stroke-dash="Line_20_Style_20_9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2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6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96cm" fo:min-width="4.49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102cm" svg:stroke-color="#6666ff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color="#3465a4" draw:fill="solid" draw:fill-color="#ccff99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91cm" fo:min-width="0.784cm"/>
    </style:style>
    <style:style style:name="gr13" style:family="graphic" style:parent-style-name="standard">
      <style:graphic-properties draw:textarea-horizontal-align="justify" draw:textarea-vertical-align="middle" draw:auto-grow-height="false" fo:min-height="0.911cm" fo:min-width="0.784cm"/>
    </style:style>
    <style:style style:name="gr14" style:family="graphic" style:parent-style-name="standard">
      <style:graphic-properties draw:fill-color="#c5000b" draw:textarea-horizontal-align="justify" draw:textarea-vertical-align="middle" draw:auto-grow-height="false" fo:min-height="0.911cm" fo:min-width="0.784cm"/>
    </style:style>
    <style:style style:name="gr15" style:family="graphic" style:parent-style-name="standard">
      <style:graphic-properties draw:fill-color="#c5000b" draw:textarea-horizontal-align="justify" draw:textarea-vertical-align="middle" draw:auto-grow-height="false" fo:min-height="0.91cm" fo:min-width="0.784cm"/>
    </style:style>
    <style:style style:name="gr16" style:family="graphic" style:parent-style-name="standard">
      <style:graphic-properties draw:textarea-horizontal-align="justify" draw:textarea-vertical-align="middle" draw:auto-grow-height="false" fo:min-height="1.147cm" fo:min-width="1.151cm"/>
    </style:style>
    <style:style style:name="gr17" style:family="graphic" style:parent-style-name="standard">
      <style:graphic-properties draw:fill-color="#c5000b" draw:textarea-horizontal-align="justify" draw:textarea-vertical-align="middle" draw:auto-grow-height="false" fo:min-height="1.147cm" fo:min-width="1.151cm"/>
    </style:style>
    <style:style style:name="gr18" style:family="graphic" style:parent-style-name="standard">
      <style:graphic-properties draw:fill="solid" draw:fill-color="#ff950e" draw:opacity="10%" draw:textarea-horizontal-align="justify" draw:textarea-vertical-align="middle" draw:auto-grow-height="false" fo:min-height="6.862cm" fo:min-width="6.866cm" draw:shadow-opacity="10%"/>
    </style:style>
    <style:style style:name="gr19" style:family="graphic" style:parent-style-name="standard">
      <style:graphic-properties draw:fill="solid" draw:fill-color="#dddddd" draw:opacity="20%" draw:textarea-horizontal-align="justify" draw:textarea-vertical-align="middle" draw:auto-grow-height="false" fo:min-height="7.116cm" fo:min-width="6.866cm" draw:shadow-opacity="2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1.01cm" fo:min-width="0.999cm"/>
    </style:style>
    <style:style style:name="gr22" style:family="graphic" style:parent-style-name="standard">
      <style:graphic-properties draw:textarea-horizontal-align="justify" draw:textarea-vertical-align="middle" draw:auto-grow-height="false" fo:min-height="1.012cm" fo:min-width="0.999cm"/>
    </style:style>
    <style:style style:name="gr23" style:family="graphic" style:parent-style-name="standard">
      <style:graphic-properties draw:textarea-horizontal-align="justify" draw:textarea-vertical-align="middle" draw:auto-grow-height="false" fo:min-height="1.011cm" fo:min-width="0.999cm"/>
    </style:style>
    <style:style style:name="gr24" style:family="graphic" style:parent-style-name="standard">
      <style:graphic-properties draw:fill-color="#c5000b" draw:textarea-horizontal-align="justify" draw:textarea-vertical-align="middle" draw:auto-grow-height="false" fo:min-height="1.011cm" fo:min-width="0.999cm"/>
    </style:style>
    <style:style style:name="gr25" style:family="graphic" style:parent-style-name="standard">
      <style:graphic-properties draw:fill-color="#c5000b" draw:textarea-horizontal-align="justify" draw:textarea-vertical-align="middle" draw:auto-grow-height="false" fo:min-height="1.012cm" fo:min-width="0.999cm"/>
    </style:style>
    <style:style style:name="gr26" style:family="graphic" style:parent-style-name="objectwithoutfill">
      <style:graphic-properties draw:fill="gradient" draw:fill-color="#ff950e" draw:fill-gradient-name="Tango_20_Green" draw:opacity="10%" draw:textarea-vertical-align="middle" draw:shadow-opacity="10%"/>
    </style:style>
    <style:style style:name="gr27" style:family="graphic" style:parent-style-name="objectwithoutfill">
      <style:graphic-properties draw:fill="solid" draw:fill-color="#ff9900" draw:opacity="20%" draw:textarea-vertical-align="middle" draw:shadow-opacity="20%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7cm" fo:min-width="1.0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7cm" fo:min-width="1.0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style:font-name="LM Mono Light 101" fo:font-size="12pt" style:font-size-asian="12pt" style:font-size-complex="12pt"/>
    </style:style>
    <style:style style:name="P6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LM Mono Light 101" fo:font-size="12pt" style:font-size-asian="12pt" style:font-size-complex="12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2.032cm" svg:x="8.493cm" svg:y="3.09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508cm" svg:x="8.493cm" svg:y="5.12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8.493cm" svg:y="5.62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3.429cm" svg:height="0.508cm" svg:x="8.493cm" svg:y="6.122cm">
          <text:p text:style-name="P1"><text:span text:style-name="T2">retadd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8.493cm" svg:y="6.622cm">
          <text:p text:style-name="P1"><text:span text:style-name="T2">eb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055cm" svg:x="8.493cm" svg:y="8.45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1.302cm" svg:x="8.493cm" svg:y="7.122cm">
          <text:p text:style-name="P1"><text:span text:style-name="T2">array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049cm" svg:y1="3.09cm" svg:x2="13.319cm" svg:y2="3.09cm">
          <text:p text:style-name="P1"><text:s/></text:p>
        </draw:line>
        <draw:line draw:style-name="gr3" draw:text-style-name="P1" draw:layer="layout" svg:x1="12.57cm" svg:y1="3.525cm" svg:x2="12.57cm" svg:y2="10.637cm">
          <text:p/>
        </draw:line>
        <draw:frame draw:style-name="gr4" draw:text-style-name="P4" draw:layer="layout" svg:width="3cm" svg:height="0.692cm" svg:x="13.481cm" svg:y="2.763cm">
          <draw:text-box>
            <text:p><text:span text:style-name="T2">top of memory</text:span></text:p>
          </draw:text-box>
        </draw:frame>
        <draw:frame draw:style-name="gr5" draw:text-style-name="P3" draw:layer="layout" svg:width="2.746cm" svg:height="1.133cm" svg:x="12.445cm" svg:y="6.202cm">
          <draw:text-box>
            <text:p text:style-name="P1"><text:span text:style-name="T2">stack grows this way</text:span></text:p>
          </draw:text-box>
        </draw:frame>
        <draw:line draw:style-name="gr2" draw:text-style-name="P1" draw:layer="layout" svg:x1="12.016cm" svg:y1="8.478cm" svg:x2="13.286cm" svg:y2="8.478cm">
          <text:p text:style-name="P1"><text:s/></text:p>
        </draw:line>
        <draw:frame draw:style-name="gr6" draw:text-style-name="P4" draw:layer="layout" svg:width="1.129cm" svg:height="0.692cm" svg:x="13.413cm" svg:y="8.167cm">
          <draw:text-box>
            <text:p><text:span text:style-name="T2">esp</text:span></text:p>
          </draw:text-box>
        </draw:frame>
        <draw:frame draw:style-name="gr7" draw:text-style-name="P5" draw:layer="layout" svg:width="5.595cm" svg:height="3.046cm" svg:x="2.667cm" svg:y="6.207cm">
          <draw:text-box>
            <text:p><text:span text:style-name="T3">int f(x,y){</text:span></text:p>
            <text:p><text:span text:style-name="T3"><text:s text:c="2"/></text:span><text:span text:style-name="T3">char array[SIZE]; </text:span></text:p>
            <text:p><text:span text:style-name="T3"><text:s text:c="2"/></text:span><text:span text:style-name="T3">...</text:span></text:p>
            <text:p><text:span text:style-name="T3">}</text:span></text:p>
            <text:p><text:span text:style-name="T3">f(x,y);</text:span></text:p>
          </draw:text-box>
        </draw:frame>
        <draw:custom-shape draw:style-name="gr1" draw:text-style-name="P1" draw:layer="layout" svg:width="3.429cm" svg:height="2.032cm" svg:x="19.288cm" svg:y="2.85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508cm" svg:x="19.288cm" svg:y="4.883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19.288cm" svg:y="5.383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3.429cm" svg:height="0.508cm" svg:x="19.288cm" svg:y="5.883cm">
          <text:p text:style-name="P1"><text:span text:style-name="T2">AAA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19.288cm" svg:y="6.383cm">
          <text:p text:style-name="P1"><text:span text:style-name="T2">AAA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802cm" svg:x="19.288cm" svg:y="8.21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1.302cm" svg:x="19.288cm" svg:y="6.883cm">
          <text:p text:style-name="P1"><text:span text:style-name="T2">AAAA..AAA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2.844cm" svg:y1="2.851cm" svg:x2="24.114cm" svg:y2="2.851cm">
          <text:p text:style-name="P1"><text:s/></text:p>
        </draw:line>
        <draw:line draw:style-name="gr3" draw:text-style-name="P1" draw:layer="layout" svg:x1="23.365cm" svg:y1="3.286cm" svg:x2="23.365cm" svg:y2="10.398cm">
          <text:p/>
        </draw:line>
        <draw:frame draw:style-name="gr4" draw:text-style-name="P4" draw:layer="layout" svg:width="3cm" svg:height="0.692cm" svg:x="24.276cm" svg:y="2.524cm">
          <draw:text-box>
            <text:p><text:span text:style-name="T2">top of memory</text:span></text:p>
          </draw:text-box>
        </draw:frame>
        <draw:frame draw:style-name="gr5" draw:text-style-name="P3" draw:layer="layout" svg:width="2.746cm" svg:height="1.133cm" svg:x="23.24cm" svg:y="5.963cm">
          <draw:text-box>
            <text:p text:style-name="P1"><text:span text:style-name="T2">stack grows this way</text:span></text:p>
          </draw:text-box>
        </draw:frame>
        <draw:line draw:style-name="gr2" draw:text-style-name="P1" draw:layer="layout" svg:x1="22.811cm" svg:y1="8.239cm" svg:x2="24.081cm" svg:y2="8.239cm">
          <text:p text:style-name="P1"><text:s/></text:p>
        </draw:line>
        <draw:frame draw:style-name="gr6" draw:text-style-name="P4" draw:layer="layout" svg:width="1.129cm" svg:height="0.692cm" svg:x="24.208cm" svg:y="7.928cm">
          <draw:text-box>
            <text:p><text:span text:style-name="T2">esp</text:span></text:p>
          </draw:text-box>
        </draw:frame>
        <draw:custom-shape draw:style-name="gr1" draw:text-style-name="P6" draw:layer="layout" svg:width="2.54cm" svg:height="2.032cm" svg:x="15.178cm" svg:y="6.842cm">
          <text:p text:style-name="P1"><text:span text:style-name="T4">hijacked</text:span></text:p>
          <draw:enhanced-geometry svg:viewBox="0 0 21600 21600" draw:text-areas="?f5 ?f1 ?f6 ?f2" draw:type="notched-right-arrow" draw:modifiers="15751.5938606848 5163.6005902607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xml:id="id2" draw:id="id2" draw:layer="layout" svg:width="3.429cm" svg:height="0.508cm" svg:x="8.493cm" svg:y="9.509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055cm" svg:x="8.493cm" svg:y="10.01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8" draw:text-style-name="P3" xml:id="id4" draw:id="id4" draw:layer="layout" svg:width="3.429cm" svg:height="0.508cm" svg:x="19.288cm" svg:y="10.01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0.762cm" svg:x="19.288cm" svg:y="10.525cm">
          <text:p text:style-name="P1">...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line-skew="-0.26cm" svg:x1="8.493cm" svg:y1="6.376cm" svg:x2="8.493cm" svg:y2="9.763cm" draw:start-shape="id1" draw:start-glue-point="3" draw:end-shape="id2" draw:end-glue-point="3" svg:d="M8493 6376h-762v3387h762" svg:viewBox="0 0 763 3388">
          <text:p/>
        </draw:connector>
        <draw:connector draw:style-name="gr10" draw:text-style-name="P1" draw:layer="layout" draw:line-skew="-0.387cm" svg:x1="19.288cm" svg:y1="6.137cm" svg:x2="19.288cm" svg:y2="10.271cm" draw:start-shape="id3" draw:start-glue-point="3" draw:end-shape="id4" draw:end-glue-point="3" svg:d="M19288 6137h-889v4134h889" svg:viewBox="0 0 890 4135">
          <text:p/>
        </draw:connector>
        <draw:custom-shape draw:style-name="gr1" draw:text-style-name="P1" draw:layer="layout" svg:width="3.429cm" svg:height="2.032cm" svg:x="14.168cm" svg:y="11.29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508cm" svg:x="14.168cm" svg:y="13.32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14.168cm" svg:y="13.82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429cm" svg:height="0.508cm" svg:x="14.168cm" svg:y="14.822cm">
          <text:p text:style-name="P1"><text:span text:style-name="T2">canar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14.168cm" svg:y="15.322cm">
          <text:p text:style-name="P1"><text:span text:style-name="T2">eb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055cm" svg:x="14.168cm" svg:y="17.15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1.302cm" svg:x="14.168cm" svg:y="15.822cm">
          <text:p text:style-name="P1"><text:span text:style-name="T2">array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6" draw:id="id6" draw:layer="layout" svg:width="3.429cm" svg:height="0.508cm" svg:x="14.168cm" svg:y="18.2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055cm" svg:x="14.168cm" svg:y="18.717cm">
          <text:p text:style-name="P1">...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line-skew="-0.474cm" svg:x1="14.168cm" svg:y1="14.576cm" svg:x2="14.168cm" svg:y2="18.463cm" draw:start-shape="id5" draw:start-glue-point="3" draw:end-shape="id6" draw:end-glue-point="3" svg:d="M14168 14576h-976v3887h976" svg:viewBox="0 0 977 3888">
          <text:p/>
        </draw:connector>
        <draw:custom-shape draw:style-name="gr1" draw:text-style-name="P3" xml:id="id5" draw:id="id5" draw:layer="layout" svg:width="3.429cm" svg:height="0.508cm" svg:x="14.168cm" svg:y="14.322cm">
          <text:p text:style-name="P1"><text:span text:style-name="T2">retaddr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2" draw:text-style-name="P1" draw:layer="layout" svg:width="1.284cm" svg:height="1.16cm" svg:x="2.524cm" svg:y="1.57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4.5cm" svg:y="1.57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6.376cm" svg:y="1.57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8.352cm" svg:y="1.57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2.623cm" svg:y="3.37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4.5cm" svg:y="3.371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6.376cm" svg:y="3.371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84cm" svg:height="1.161cm" svg:x="8.352cm" svg:y="3.371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2.623cm" svg:y="5.58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2.524cm" svg:y="1.57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84cm" svg:height="1.161cm" svg:x="4.5cm" svg:y="5.481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6.376cm" svg:y="5.481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8.352cm" svg:y="5.376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84cm" svg:height="1.16cm" svg:x="2.629cm" svg:y="7.403cm">
          <text:p text:style-name="P1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284cm" svg:height="1.161cm" svg:x="4.5cm" svg:y="7.38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84cm" svg:height="1.16cm" svg:x="6.376cm" svg:y="7.275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8.253cm" svg:y="7.38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17.843cm" svg:y="3.12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0.383cm" svg:y="3.12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2.796cm" svg:y="3.12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17.97cm" svg:y="5.2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0.383cm" svg:y="5.2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2.796cm" svg:y="5.2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17.97cm" svg:y="7.94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17.843cm" svg:y="3.12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651cm" svg:height="1.397cm" svg:x="20.383cm" svg:y="7.82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2.796cm" svg:y="7.82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651cm" svg:height="1.397cm" svg:x="25.209cm" svg:y="5.2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5.209cm" svg:y="7.693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0.256cm" svg:y="10.106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651cm" svg:height="1.397cm" svg:x="22.669cm" svg:y="9.979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5.082cm" svg:y="10.106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7.366cm" svg:height="7.112cm" svg:x="17.589cm" svg:y="2.4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7.366cm" svg:height="7.366cm" svg:x="19.875cm" svg:y="4.772cm">
          <text:p/>
          <draw:enhanced-geometry svg:viewBox="0 0 21600 21600" draw:type="rectangle" draw:enhanced-path="M 0 0 L 21600 0 21600 21600 0 21600 0 0 Z N"/>
        </draw:custom-shape>
        <draw:frame draw:style-name="gr20" draw:layer="layout" svg:width="1.349cm" svg:height="0.954cm" svg:x="20.383cm" svg:y="1.389cm">
          <draw:text-box>
            <text:p>Q1</text:p>
          </draw:text-box>
        </draw:frame>
        <draw:frame draw:style-name="gr20" draw:layer="layout" svg:width="1.349cm" svg:height="0.954cm" svg:x="22.85cm" svg:y="12.246cm">
          <draw:text-box>
            <text:p>Q2</text:p>
          </draw:text-box>
        </draw:frame>
        <draw:custom-shape draw:style-name="gr21" draw:text-style-name="P1" draw:layer="layout" svg:width="1.499cm" svg:height="1.26cm" svg:x="8.842cm" svg:y="11.4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499cm" svg:height="1.262cm" svg:x="8.957cm" svg:y="13.36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499cm" svg:height="1.261cm" svg:x="8.957cm" svg:y="15.77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499cm" svg:height="1.26cm" svg:x="8.842cm" svg:y="11.4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499cm" svg:height="1.261cm" svg:x="8.964cm" svg:y="17.751cm">
          <text:p text:style-name="P1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499cm" svg:height="1.262cm" svg:x="11.139cm" svg:y="13.333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499cm" svg:height="1.262cm" svg:x="13.329cm" svg:y="13.333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499cm" svg:height="1.262cm" svg:x="15.635cm" svg:y="13.333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499cm" svg:height="1.26cm" svg:x="13.248cm" svg:y="11.4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499cm" svg:height="1.262cm" svg:x="13.248cm" svg:y="15.662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499cm" svg:height="1.261cm" svg:x="13.248cm" svg:y="17.612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499cm" svg:height="1.262cm" svg:x="11.188cm" svg:y="15.621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499cm" svg:height="1.261cm" svg:x="15.635cm" svg:y="15.699cm">
          <text:p text:style-name="P1">11</text:p>
          <draw:enhanced-geometry svg:viewBox="0 0 21600 21600" draw:type="rectangle" draw:enhanced-path="M 0 0 L 21600 0 21600 21600 0 21600 0 0 Z N"/>
        </draw:custom-shape>
        <draw:polygon draw:style-name="gr26" draw:text-style-name="P1" draw:layer="layout" svg:width="8.324cm" svg:height="9.411cm" draw:transform="skewX (0.00244346095279207) rotate (-1.55299396842455) translate (17.6506934963076cm 10.8608341491668cm)" svg:viewBox="0 0 8325 9412" draw:points="0,9412 8284,9412 8325,6744 4182,6818 4287,0 2074,257 1973,6779 41,6744">
          <text:p/>
        </draw:polygon>
        <draw:polygon draw:style-name="gr27" draw:text-style-name="P1" draw:layer="layout" svg:width="8.343cm" svg:height="9.699cm" draw:transform="skewX (0.00436332312998583) rotate (-1.53728600515661) translate (17.4308097554012cm 10.8713992979212cm)" svg:viewBox="0 0 8344 9700" draw:points="0,4598 4420,4598 4273,9635 6205,9700 6347,4810 8279,4875 8344,2653 6412,2588 6486,69 4416,0 4338,2667 65,2375">
          <text:p/>
        </draw:polygon>
        <draw:frame draw:style-name="gr28" draw:layer="layout" svg:width="1.575cm" svg:height="1.037cm" svg:x="8.684cm" svg:y="9.763cm">
          <draw:text-box>
            <text:p>Q'1</text:p>
          </draw:text-box>
        </draw:frame>
        <draw:frame draw:style-name="gr29" draw:layer="layout" svg:width="1.574cm" svg:height="1.037cm" svg:x="13.188cm" svg:y="9.763cm">
          <draw:text-box>
            <text:p>Q'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Light 101" svg:font-family="'LM Mono Light 10'" style:font-pitch="fixed"/>
    <style:font-face style:name="LM Mono Light 10" svg:font-family="'LM Mono Light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3T10:49:38.403367913</meta:creation-date>
    <dc:date>2017-09-05T22:15:33.260459000</dc:date>
    <meta:editing-duration>P2DT4H41M54S</meta:editing-duration>
    <meta:editing-cycles>4</meta:editing-cycles>
    <meta:generator>LibreOffice/4.3.5.2$MacOSX_x86 LibreOffice_project/3a87456aaa6a95c63eea1c1b3201acedf0751bd5</meta:generator>
    <meta:document-statistic meta:object-count="98"/>
  </office:meta>
</office:document-meta>
</file>